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13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name="Cytoplasma" draw:style-name="gr1" draw:text-style-name="P1" draw:layer="layout" svg:width="14.5cm" svg:height="11cm" svg:x="5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2.5cm" svg:height="1.5cm" svg:x="16cm" svg:y="7.5cm">
          <text:p text:style-name="P1">Glucose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2.5cm" svg:height="1.5cm" svg:x="16cm" svg:y="11cm">
          <text:p text:style-name="P1">Fructose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cm" svg:height="1.5cm" svg:x="6.5cm" svg:y="9.5cm">
          <text:p text:style-name="P1">Sucrose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cm" svg:height="1.5cm" svg:x="11.21cm" svg:y="6.435cm">
          <text:p text:style-name="P1">Sucrase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2.5cm" svg:height="2cm" svg:x="8.5cm" svg:y="12.5cm">
          <text:p text:style-name="P1">H2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draw:line-skew="3.999cm" svg:x1="9.5cm" svg:y1="10.25cm" svg:x2="16cm" svg:y2="8.25cm" draw:start-shape="id1" draw:start-glue-point="1" draw:end-shape="id2" svg:d="m9500 10250h4500l1499-2000h501">
          <text:p/>
        </draw:connector>
        <draw:connector draw:style-name="gr3" draw:text-style-name="P1" draw:layer="layout" draw:type="lines" draw:line-skew="3.999cm" svg:x1="9.5cm" svg:y1="10.25cm" svg:x2="16cm" svg:y2="11.75cm" draw:start-shape="id1" draw:start-glue-point="1" draw:end-shape="id3" svg:d="m9500 10250h4500l1495 1500h505">
          <text:p/>
        </draw:connector>
        <draw:custom-shape draw:style-name="gr1" draw:text-style-name="P1" draw:id="id7" draw:layer="layout" svg:width="0.5cm" svg:height="0.5cm" svg:x="12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0.5cm" svg:height="0.5cm" svg:x="12.5cm" svg:y="9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2.75cm" svg:y1="9.29cm" svg:x2="12.71cm" svg:y2="7.935cm" draw:start-shape="id4" draw:start-glue-point="4" draw:end-shape="id5" draw:end-glue-point="2" svg:d="m12750 9290v-501l-40-353v-501">
          <text:p/>
        </draw:connector>
        <draw:frame draw:style-name="gr5" draw:layer="layout" svg:width="3.838cm" svg:height="1.673cm" svg:x="5.5cm" svg:y="5.327cm">
          <draw:text-box>
            <text:p>Cytoplasma</text:p>
            <text:p/>
          </draw:text-box>
        </draw:frame>
        <draw:frame draw:style-name="gr6" draw:text-style-name="P2" draw:layer="layout" svg:width="28.37cm" svg:height="2.385cm" svg:x="0.13cm" svg:y="1.115cm">
          <draw:text-box>
            <text:p><text:span text:style-name="T1">See also</text:span></text:p>
            <text:p><text:span text:style-name="T1"><text:a xlink:href="http://highered.mcgraw-hill.com/sites/0072507470/student_view0/chapter25/animation__enzyme_action_and_the_hydrolysis_of_sucrose.html">http://highered.mcgraw-hill.com/sites/0072507470/student_view0/chapter25/animation__enzyme_action_and_the_hydrolysis_of_sucrose.html</text:a></text:span></text:p>
            <text:p><text:span text:style-name="T1"/></text:p>
          </draw:text-box>
        </draw:frame>
        <draw:connector draw:style-name="gr4" draw:text-style-name="P1" draw:layer="layout" draw:line-skew="-0.25cm" svg:x1="11cm" svg:y1="13.5cm" svg:x2="12.5cm" svg:y2="10.25cm" draw:start-shape="id6" draw:start-glue-point="1" draw:end-shape="id7" draw:end-glue-point="3" svg:d="m11000 13500h500v-3250h1000">
          <text:p/>
        </draw:connecto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1-06-03T11:42:17</meta:creation-date>
    <meta:editing-duration>PT00H02M55S</meta:editing-duration>
    <meta:editing-cycles>5</meta:editing-cycles>
    <dc:date>2011-06-03T13:00:06</dc:date>
    <dc:creator>Matthias </dc:creator>
    <meta:generator>OpenOffice.org/3.2$Linux OpenOffice.org_project/320m19$Build-9505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